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100000179FE6CF992.png"/>
  <manifest:file-entry manifest:media-type="image/png" manifest:full-path="Pictures/10000201000003540000017FE7D6F742.png"/>
  <manifest:file-entry manifest:media-type="image/png" manifest:full-path="Pictures/10000201000003150000016821ED29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0.2909in" svg:y="0.1937in" svg:width="6.1555in" svg:height="3.1598in" draw:z-index="0"><draw:image xlink:href="Pictures/10000201000003150000016821ED29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25in" svg:y="0.1398in" svg:width="6.4472in" svg:height="3.6209in" draw:z-index="1"><draw:image xlink:href="Pictures/10000201000002D100000179FE6CF9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6.2398in" svg:height="3.1126in" draw:z-index="2"><draw:image xlink:href="Pictures/10000201000003540000017FE7D6F74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5T00:19:21.45</meta:creation-date>
    <meta:document-statistic meta:table-count="0" meta:image-count="3" meta:object-count="0" meta:page-count="2" meta:paragraph-count="0" meta:word-count="0" meta:character-count="0"/>
    <dc:date>2014-04-25T00:21:02.61</dc:date>
    <dc:creator>Brandon Olivarez</dc:creator>
    <meta:editing-duration>PT1M41S</meta:editing-duration>
    <meta:editing-cycles>1</meta:editing-cycles>
    <meta:generator>OpenOffice/4.0.1$Win32 OpenOffice.org_project/401m5$Build-9714</meta:generator>
  </office:meta>
</office:document-meta>
</file>